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9in"/>
    </style:style>
    <style:style style:name="co3" style:family="table-column">
      <style:table-column-properties fo:break-before="auto" style:column-width="3.3811in"/>
    </style:style>
    <style:style style:name="co4" style:family="table-column">
      <style:table-column-properties fo:break-before="auto" style:column-width="3.8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nin's Redemption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ent Serenity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ozen Fortress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spers of the Sakura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urney to the Rising Sun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mony's Edge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Zen Garden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hoes of Edo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mpest of Tranquility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igmatic Elegance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adows of the Geisha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tsune's Dance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ndering Blades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wilight's Tale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urai's Solitude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dowed Shogun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Eternal Blossoms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Samurai's Fate</text:p>
          </table:table-cell>
          <table:table-cell office:value-type="string" calcext:value-type="string">
            <text:p>res://backgrounds/pexels-abby-chung-1045615.webp</text:p>
          </table:table-cell>
          <table:table-cell office:value-type="string" calcext:value-type="string">
            <text:p>res://music/Yugen-Emotional-Ethnic-Music(chosic.com).mp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6:43:00.231999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6:03:16.430516136</meta:creation-date>
    <dc:date>2024-04-19T16:42:49.320301892</dc:date>
    <meta:editing-duration>PT7M15S</meta:editing-duration>
    <meta:editing-cycles>1</meta:editing-cycles>
    <meta:generator>LibreOffice/24.2.2.2$Linux_X86_64 LibreOffice_project/420$Build-2</meta:generator>
    <meta:document-statistic meta:table-count="1" meta:cell-count="108" meta:object-count="0"/>
  </office:meta>
</office:document-meta>
</file>